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2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7mm" svg:height="90.05mm" svg:x="192.46mm" svg:y="16.47mm">
            <draw:object draw:notify-on-update-of-ranges="Foglio1.C19:Foglio1.C24 Foglio1.D19:Foglio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nalisi Dati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office:value-type="float" office:value="633" calcext:value-type="float">
            <text:p>63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ima Par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range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ambda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formula="of:=2*([.C7]-[.B7])/[.$C$5]*1000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table:formula="of:=2*([.C8]-[.B8])/[.$C$5]*1000" office:value-type="float" office:value="620" calcext:value-type="float">
            <text:p>62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table:formula="of:=2*([.C9]-[.B9])/[.$C$5]*1000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 table:formula="of:=2*([.C10]-[.B10])/[.$C$5]*1000"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3"/>
          <table:table-cell table:formula="of:=AVERAGE([.D7:.D10])" office:value-type="float" office:value="635" calcext:value-type="float">
            <text:p>635</text:p>
          </table:table-cell>
          <table:table-cell office:value-type="float" office:value="28" calcext:value-type="float">
            <text:p>28</text:p>
          </table:table-cell>
          <table:table-cell table:formula="of:=([.D11]-632.8)/(STDEV([.D7:.D10])/SQRT(4))" office:value-type="float" office:value="0.440000000000009" calcext:value-type="float">
            <text:p>0,44000000000000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econda Par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vuot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nH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ran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6]*3386.389" office:value-type="float" office:value="88046.114" calcext:value-type="float">
            <text:p>88046,114</text:p>
          </table:table-cell>
          <table:table-cell office:value-type="float" office:value="20" calcext:value-type="float">
            <text:p>20</text:p>
          </table:table-cell>
          <table:table-cell table:formula="of:=1+[.D16]*[.C3]/(60000000)" office:value-type="float" office:value="1.000211" calcext:value-type="float">
            <text:p>1,000211</text:p>
          </table:table-cell>
          <table:table-cell table:style-name="ce2" table:formula="of:=[.D16]*SQRT((0.000000001/0.06)^2+(0.000000633 * 0.001/(0.06)^2)^2)" office:value-type="float" office:value="0.00000353242912958711" calcext:value-type="float">
            <text:p>0,00000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ion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range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9]*6894.757" office:value-type="float" office:value="34473.785" calcext:value-type="float">
            <text:p>34473,785</text:p>
          </table:table-cell>
          <table:table-cell office:value-type="float" office:value="6" calcext:value-type="float">
            <text:p>6</text:p>
          </table:table-cell>
          <table:table-cell table:formula="of:=([.D20]-[.D19])*[.$C$3]/(60000000)/([.C20]-[.C19])" office:value-type="float" office:value="0.00000000214220747736287" calcext:value-type="float">
            <text:p>2,14220747736287E-09</text:p>
          </table:table-cell>
          <table:table-cell table:formula="of:=633/60000000*([.D20]-[.D19])/([.C20]-[.C19])" office:value-type="float" office:value="0.00000000214220747736287" calcext:value-type="float">
            <text:p>2,14220747736287E-0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0]*6894.757" office:value-type="float" office:value="68947.57" calcext:value-type="float">
            <text:p>68947,57</text:p>
          </table:table-cell>
          <table:table-cell office:value-type="float" office:value="13" calcext:value-type="float">
            <text:p>13</text:p>
          </table:table-cell>
          <table:table-cell table:formula="of:=([.D21]-[.D20])*[.$C$3]/(60000000)/([.C21]-[.C20])" office:value-type="float" office:value="0.00000000306029639623267" calcext:value-type="float">
            <text:p>3,06029639623267E-09</text:p>
          </table:table-cell>
          <table:table-cell table:formula="of:=633/60000000*([.D21]-[.D20])/([.C21]-[.C20])" office:value-type="float" office:value="0.00000000306029639623267" calcext:value-type="float">
            <text:p>3,06029639623267E-09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21]*6894.757" office:value-type="float" office:value="89631.841" calcext:value-type="float">
            <text:p>89631,841</text:p>
          </table:table-cell>
          <table:table-cell office:value-type="float" office:value="19" calcext:value-type="float">
            <text:p>19</text:p>
          </table:table-cell>
          <table:table-cell table:formula="of:=([.D22]-[.D21])*[.$C$3]/(60000000)/([.C22]-[.C21])" office:value-type="float" office:value="0.00000000229522229717451" calcext:value-type="float">
            <text:p>2,29522229717451E-09</text:p>
          </table:table-cell>
          <table:table-cell table:formula="of:=633/60000000*([.D22]-[.D21])/([.C22]-[.C21])" office:value-type="float" office:value="0.00000000229522229717451" calcext:value-type="float">
            <text:p>2,29522229717451E-09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2]*6894.757" office:value-type="float" office:value="103421.355" calcext:value-type="float">
            <text:p>103421,355</text:p>
          </table:table-cell>
          <table:table-cell office:value-type="float" office:value="22" calcext:value-type="float">
            <text:p>22</text:p>
          </table:table-cell>
          <table:table-cell table:formula="of:=([.D23]-[.D22])*[.$C$3]/(60000000)/([.C23]-[.C22])" office:value-type="float" office:value="0.00000000255024699686056" calcext:value-type="float">
            <text:p>2,55024699686056E-09</text:p>
          </table:table-cell>
          <table:table-cell table:formula="of:=633/60000000*([.D23]-[.D22])/([.C23]-[.C22])" office:value-type="float" office:value="0.00000000255024699686056" calcext:value-type="float">
            <text:p>2,55024699686056E-09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3]*6894.757" office:value-type="float" office:value="124105.626" calcext:value-type="float">
            <text:p>124105,626</text:p>
          </table:table-cell>
          <table:table-cell office:value-type="float" office:value="27" calcext:value-type="float">
            <text:p>27</text:p>
          </table:table-cell>
          <table:table-cell table:formula="of:=([.D24]-[.D23])*[.$C$3]/(60000000)/([.C24]-[.C23])" office:value-type="float" office:value="0.00000000229522229717451" calcext:value-type="float">
            <text:p>2,29522229717451E-09</text:p>
          </table:table-cell>
          <table:table-cell table:formula="of:=633/60000000*([.D24]-[.D23])/([.C24]-[.C23])" office:value-type="float" office:value="0.00000000229522229717451" calcext:value-type="float">
            <text:p>2,29522229717451E-0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4]*6894.757" office:value-type="float" office:value="137895.14" calcext:value-type="float">
            <text:p>137895,1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Vetro</text:p>
          </table:table-cell>
          <table:table-cell office:value-type="string" calcext:value-type="string">
            <text:p>spessore</text:p>
          </table:table-cell>
          <table:table-cell office:value-type="float" office:value="5.65" calcext:value-type="float">
            <text:p>5,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ta</text:p>
          </table:table-cell>
          <table:table-cell office:value-type="float" office:value="-0.9" calcext:value-type="float">
            <text:p>-0,9</text:p>
          </table:table-cell>
          <table:table-cell office:value-type="string" calcext:value-type="string">
            <text:p>nvetro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/>
          <table:table-cell table:formula="of:=COS([.B32]*3.14/180)" office:value-type="float" office:value="0.981976945254837" calcext:value-type="float">
            <text:p>0,98197694525483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1/(2*[.D26]*(1-COS([.B32]*3.14/180))-[.C32]*[.C3]/1000000)^2" office:value-type="float" office:value="63.1870721834615" calcext:value-type="float">
            <text:p>63,1870721834615</text:p>
          </table:table-cell>
          <table:table-cell/>
        </table:table-row>
        <table:table-row table:style-name="ro1">
          <table:table-cell/>
          <table:table-cell office:value-type="float" office:value="10.9" calcext:value-type="float">
            <text:p>10,9</text:p>
          </table:table-cell>
          <table:table-cell office:value-type="float" office:value="123" calcext:value-type="float">
            <text:p>123</text:p>
          </table:table-cell>
          <table:table-cell table:style-name="ce1" table:formula="of:=((2*[.$D$26]*1000000-[.C32]*[.$C$3])*(1-COS(([.B32])*3.14/180)))/(2*[.$D$26]*1000000*(1-COS(([.B32])*3.14/180))-[.C32]*[.$C$3])" office:value-type="float" office:value="1.60774896693681" calcext:value-type="float">
            <text:p>1,61</text:p>
          </table:table-cell>
          <table:table-cell table:style-name="ce1" table:formula="of:=[.E31]*SQRT((2*[.C3]*0.000001*[.C32]*(1-[.E30])*[.E30])^2*0.02^2+([.C3]*0.000001*[.C32]*SIN([.B32]*3.14/180)*([.C3]*0.000001*[.C32]-2*[.D26]))^2*(0.1*3.14/180)^2+(2*[.C3]*0.000001*[.D26]*([.E30]-1)*([.E30]))^2*2^2+(2*[.C32]*[.D26]*([.E30]-1)*[.E30])^2*(0.000001)^2)" office:value-type="float" office:value="0.0245320509267016" calcext:value-type="float">
            <text:p>0,0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STDEV([.C28:.C31])/2" office:value-type="float" office:value="1.22474487139159" calcext:value-type="float">
            <text:p>1,2247448713915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9">00/00/0000</text:date>, <text:time style:data-style-name="N2" text:time-value="16:54:43.657063058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9:39:37.746686754</meta:creation-date>
    <dc:date>2018-05-29T17:11:09.717249988</dc:date>
    <meta:editing-duration>PT12M58S</meta:editing-duration>
    <meta:editing-cycles>4</meta:editing-cycles>
    <meta:generator>LibreOffice/5.4.6.2$Linux_X86_64 LibreOffice_project/40m0$Build-2</meta:generator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Foglio1.C19:Foglio1.D24" svg:x="1.33cm" svg:y="0.206cm" svg:width="12.004cm" svg:height="7.663cm">
          <chartooo:coordinate-region svg:x="1.951cm" svg:y="0.405cm" svg:width="10.826cm" svg:height="6.817cm"/>
          <chart:axis chart:dimension="x" chart:name="primary-x" chart:style-name="ch3">
            <chart:title svg:x="6.203cm" svg:y="8.049cm" chart:style-name="ch4">
              <text:p>Pressione (Pa)</text:p>
            </chart:title>
          </chart:axis>
          <chart:axis chart:dimension="y" chart:name="primary-y" chart:style-name="ch3">
            <chart:title svg:x="0.451cm" svg:y="4.61cm" chart:style-name="ch5">
              <text:p>Frange</text:p>
            </chart:title>
            <chart:grid chart:style-name="ch6" chart:class="major"/>
          </chart:axis>
          <chart:series chart:style-name="ch7" chart:values-cell-range-address="Foglio1.D19:Foglio1.D24" chart:class="chart:scatter">
            <chart:domain table:cell-range-address="Foglio1.C19:Foglio1.C24"/>
            <chart:regression-curve chart:style-name="ch8">
              <chart:equation chart:display-equation="true" chart:display-r-square="true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473.785">
                <text:p>34473.785</text:p>
                <draw:g>
                  <svg:desc>Foglio1.C19:Foglio1.C24</svg:desc>
                </draw:g>
              </table:table-cell>
              <table:table-cell office:value-type="float" office:value="6">
                <text:p>6</text:p>
                <draw:g>
                  <svg:desc>Foglio1.D19:Foglio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947.57">
                <text:p>68947.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631.841">
                <text:p>89631.8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421.355">
                <text:p>103421.3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105.626">
                <text:p>124105.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895.14">
                <text:p>137895.14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